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Helvetica" svg:font-family="Helvetica, arial, freesans, clean, sans-serif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indent="0cm" style:auto-text-indent="false"/>
    </style:style>
    <style:style style:name="P2" style:family="paragraph" style:parent-style-name="Standard" style:list-style-name="L1">
      <style:paragraph-properties fo:margin-left="0cm" fo:margin-right="0cm" style:line-height-at-least="0.423cm" fo:text-indent="0cm" style:auto-text-indent="false"/>
    </style:style>
    <style:style style:name="P3" style:family="paragraph" style:parent-style-name="Standard">
      <style:paragraph-properties fo:margin-left="0cm" fo:margin-right="0cm" style:line-height-at-least="0.423cm" fo:text-indent="0cm" style:auto-text-indent="false"/>
      <style:text-properties fo:language="ru" fo:country="RU"/>
    </style:style>
    <style:style style:name="P4" style:family="paragraph" style:parent-style-name="Standard" style:list-style-name="L1">
      <style:paragraph-properties fo:margin-left="0cm" fo:margin-right="0cm" style:line-height-at-least="0.423cm" fo:text-indent="0cm" style:auto-text-indent="false"/>
      <style:text-properties fo:language="ru" fo:country="RU"/>
    </style:style>
    <style:style style:name="P5" style:family="paragraph" style:parent-style-name="Standard" style:list-style-name="L2">
      <style:paragraph-properties fo:margin-left="0cm" fo:margin-right="0cm" style:line-height-at-least="0.423cm" fo:text-indent="0cm" style:auto-text-indent="false"/>
      <style:text-properties fo:language="ru" fo:country="RU"/>
    </style:style>
    <style:style style:name="P6" style:family="paragraph" style:parent-style-name="Standard" style:list-style-name="L2">
      <style:paragraph-properties fo:margin-left="0cm" fo:margin-right="0cm" style:line-height-at-least="0.423cm" fo:text-indent="0cm" style:auto-text-indent="false"/>
      <style:text-properties fo:language="en" fo:country="US"/>
    </style:style>
    <style:style style:name="T1" style:family="text">
      <style:text-properties fo:font-variant="normal" fo:text-transform="none" fo:color="#000000" style:font-name="Helvetica" fo:font-size="13.5pt" fo:letter-spacing="normal" fo:font-style="normal" fo:font-weight="bold"/>
    </style:style>
    <style:style style:name="T2" style:family="text">
      <style:text-properties fo:font-variant="normal" fo:text-transform="none" fo:color="#999999" fo:letter-spacing="normal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sdfRenderer.h</text:span></text:span> </text:p>
      <text:list xml:id="list4251651156672368867" text:style-name="L1">
        <text:list-item>
          <text:p text:style-name="P2"><text:span text:style-name="T3">Несколько классов объявлено в одном .</text:span><text:span text:style-name="T4">h;</text:span></text:p>
        </text:list-item>
        <text:list-item>
          <text:p text:style-name="P4">у некоторых <text:span text:style-name="T4">public </text:span>функций отсутствуют комментарии;</text:p>
        </text:list-item>
        <text:list-item>
          <text:p text:style-name="P4">в 33, 129 строках лишний пробел;</text:p>
        </text:list-item>
        <text:list-item>
          <text:p text:style-name="P4">51 строка. Скобочку на другую строку перевести;</text:p>
        </text:list-item>
      </text:list>
      <text:p text:style-name="P3"/>
      <text:p text:style-name="P3"><text:span text:style-name="T2"> </text:span><text:span text:style-name="Strong_20_Emphasis"><text:span text:style-name="T1">sdfRenderer.cpp</text:span></text:span> </text:p>
      <text:list xml:id="list7428210136283879209" text:style-name="L2">
        <text:list-item>
          <text:p text:style-name="P6"><text:span text:style-name="T3">66 строка. Скобочку на другую строку перевести; </text:span></text:p>
        </text:list-item>
        <text:list-item>
          <text:p text:style-name="P6"><text:span text:style-name="T3">после ключевых слов не стоят пробелы (84, 87 <text:s/>строки и т. д. );</text:span></text:p>
        </text:list-item>
        <text:list-item>
          <text:p text:style-name="P6"><text:span text:style-name="T3">многочисленные блоки </text:span>if-else <text:span text:style-name="T3">можно заменить на </text:span>switch;</text:p>
        </text:list-item>
        <text:list-item>
          <text:p text:style-name="P5">после условий идет фигурная скобочка — ее на другую строку (например, блок со 146 строчки);</text:p>
        </text:list-item>
        <text:list-item>
          <text:p text:style-name="P5">где-то после <text:span text:style-name="T4">if</text:span>-ов есть пустые строки, <text:s/>где-то нет;</text:p>
        </text:list-item>
        <text:list-item>
          <text:p text:style-name="P5">есть странные сокращения переменных, например, <text:span text:style-name="T4">rect, elem, coord </text:span>(меня за такие ругают), и еще <text:span text:style-name="T4">parsestyle → parseStyle </text:span>ну и там еще есть такие ребята;</text:p>
        </text:list-item>
        <text:list-item>
          <text:p text:style-name="P5">761 строка. Функция которая просто переменную делает <text:span text:style-name="T4">false?</text:span></text:p>
        </text:list-item>
        <text:list-item>
          <text:p text:style-name="P5">880 строка. Странный комментарий ни к чему;</text:p>
        </text:list-item>
        <text:list-item>
          <text:p text:style-name="P5">897 строка. Функция просто <text:span text:style-name="T4">nullptr </text:span>возвращает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Liberation Mono', Menlo, Courier, monospace"/>
    <style:font-face style:name="Helvetica" svg:font-family="Helvetica, arial, freesans, clean, sans-serif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7S</meta:editing-duration>
    <meta:editing-cycles>3</meta:editing-cycles>
    <meta:generator>OpenOffice/4.0.1$Win32 OpenOffice.org_project/401m5$Build-9714</meta:generator>
    <dc:date>2014-09-24T22:12:36.12</dc:date>
    <meta:document-statistic meta:table-count="0" meta:image-count="0" meta:object-count="0" meta:page-count="1" meta:paragraph-count="15" meta:word-count="135" meta:character-count="831"/>
    <dc:creator>Galina Sazonova</dc:creator>
    <meta:user-defined meta:name="Info 1"/>
    <meta:user-defined meta:name="Info 2"/>
    <meta:user-defined meta:name="Info 3"/>
    <meta:user-defined meta:name="Info 4"/>
  </office:meta>
</office:document-meta>
</file>